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9.150047" calcext:value-type="float">
            <text:p>39.150047</text:p>
          </table:table-cell>
          <table:table-cell office:value-type="float" office:value="216.073441" calcext:value-type="float">
            <text:p>216.073441</text:p>
          </table:table-cell>
          <table:table-cell office:value-type="float" office:value="281.32048" calcext:value-type="float">
            <text:p>281.32048</text:p>
          </table:table-cell>
          <table:table-cell office:value-type="float" office:value="2.195232" calcext:value-type="float">
            <text:p>2.195232</text:p>
          </table:table-cell>
          <table:table-cell table:formula="of:=1.524731*[.A2]/100000" office:value-type="float" office:value="1.524731" calcext:value-type="float">
            <text:p>1.524731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39.092255" calcext:value-type="float">
            <text:p>39.092255</text:p>
          </table:table-cell>
          <table:table-cell office:value-type="float" office:value="250.400223" calcext:value-type="float">
            <text:p>250.400223</text:p>
          </table:table-cell>
          <table:table-cell office:value-type="float" office:value="364.064255" calcext:value-type="float">
            <text:p>364.064255</text:p>
          </table:table-cell>
          <table:table-cell office:value-type="float" office:value="2.750912" calcext:value-type="float">
            <text:p>2.750912</text:p>
          </table:table-cell>
          <table:table-cell table:formula="of:=1.524731*[.A3]/100000" office:value-type="float" office:value="1.90591375" calcext:value-type="float">
            <text:p>1.9059137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9.223232" calcext:value-type="float">
            <text:p>39.223232</text:p>
          </table:table-cell>
          <table:table-cell office:value-type="float" office:value="398.578217" calcext:value-type="float">
            <text:p>398.578217</text:p>
          </table:table-cell>
          <table:table-cell office:value-type="float" office:value="401.113407" calcext:value-type="float">
            <text:p>401.113407</text:p>
          </table:table-cell>
          <table:table-cell office:value-type="float" office:value="3.135296" calcext:value-type="float">
            <text:p>3.135296</text:p>
          </table:table-cell>
          <table:table-cell table:formula="of:=1.524731*[.A4]/100000" office:value-type="float" office:value="2.2870965" calcext:value-type="float">
            <text:p>2.2870965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39.423264" calcext:value-type="float">
            <text:p>39.423264</text:p>
          </table:table-cell>
          <table:table-cell office:value-type="float" office:value="431.218719" calcext:value-type="float">
            <text:p>431.218719</text:p>
          </table:table-cell>
          <table:table-cell office:value-type="float" office:value="385.093922" calcext:value-type="float">
            <text:p>385.093922</text:p>
          </table:table-cell>
          <table:table-cell office:value-type="float" office:value="3.699776" calcext:value-type="float">
            <text:p>3.699776</text:p>
          </table:table-cell>
          <table:table-cell table:formula="of:=1.524731*[.A5]/100000" office:value-type="float" office:value="2.66827925" calcext:value-type="float">
            <text:p>2.6682792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.110497" calcext:value-type="float">
            <text:p>39.110497</text:p>
          </table:table-cell>
          <table:table-cell office:value-type="float" office:value="449.220917" calcext:value-type="float">
            <text:p>449.220917</text:p>
          </table:table-cell>
          <table:table-cell office:value-type="float" office:value="572.894081" calcext:value-type="float">
            <text:p>572.894081</text:p>
          </table:table-cell>
          <table:table-cell office:value-type="float" office:value="4.138528" calcext:value-type="float">
            <text:p>4.138528</text:p>
          </table:table-cell>
          <table:table-cell table:formula="of:=1.524731*[.A6]/100000" office:value-type="float" office:value="3.049462" calcext:value-type="float">
            <text:p>3.04946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9.168991" calcext:value-type="float">
            <text:p>39.168991</text:p>
          </table:table-cell>
          <table:table-cell office:value-type="float" office:value="483.154083" calcext:value-type="float">
            <text:p>483.154083</text:p>
          </table:table-cell>
          <table:table-cell office:value-type="float" office:value="924.508415" calcext:value-type="float">
            <text:p>924.508415</text:p>
          </table:table-cell>
          <table:table-cell office:value-type="float" office:value="4.707872" calcext:value-type="float">
            <text:p>4.707872</text:p>
          </table:table-cell>
          <table:table-cell table:formula="of:=1.524731*[.A7]/100000" office:value-type="float" office:value="3.43064475" calcext:value-type="float">
            <text:p>3.4306447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9.249119" calcext:value-type="float">
            <text:p>39.249119</text:p>
          </table:table-cell>
          <table:table-cell office:value-type="float" office:value="502.004242" calcext:value-type="float">
            <text:p>502.004242</text:p>
          </table:table-cell>
          <table:table-cell office:value-type="float" office:value="637.176384" calcext:value-type="float">
            <text:p>637.176384</text:p>
          </table:table-cell>
          <table:table-cell office:value-type="float" office:value="5.334816" calcext:value-type="float">
            <text:p>5.334816</text:p>
          </table:table-cell>
          <table:table-cell table:formula="of:=1.524731*[.A8]/100000" office:value-type="float" office:value="3.8118275" calcext:value-type="float">
            <text:p>3.8118275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56.588062" calcext:value-type="float">
            <text:p>56.588062</text:p>
          </table:table-cell>
          <table:table-cell office:value-type="float" office:value="762.361816" calcext:value-type="float">
            <text:p>762.361816</text:p>
          </table:table-cell>
          <table:table-cell office:value-type="float" office:value="709.620193" calcext:value-type="float">
            <text:p>709.620193</text:p>
          </table:table-cell>
          <table:table-cell office:value-type="float" office:value="5.791936" calcext:value-type="float">
            <text:p>5.791936</text:p>
          </table:table-cell>
          <table:table-cell table:formula="of:=1.524731*[.A9]/100000" office:value-type="float" office:value="4.19301025" calcext:value-type="float">
            <text:p>4.193010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6.508991" calcext:value-type="float">
            <text:p>56.508991</text:p>
          </table:table-cell>
          <table:table-cell office:value-type="float" office:value="798.666321" calcext:value-type="float">
            <text:p>798.666321</text:p>
          </table:table-cell>
          <table:table-cell office:value-type="float" office:value="814.184509" calcext:value-type="float">
            <text:p>814.184509</text:p>
          </table:table-cell>
          <table:table-cell office:value-type="float" office:value="6.349504" calcext:value-type="float">
            <text:p>6.349504</text:p>
          </table:table-cell>
          <table:table-cell table:formula="of:=1.524731*[.A10]/100000" office:value-type="float" office:value="4.574193" calcext:value-type="float">
            <text:p>4.574193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6.554176" calcext:value-type="float">
            <text:p>56.554176</text:p>
          </table:table-cell>
          <table:table-cell office:value-type="float" office:value="837.619995" calcext:value-type="float">
            <text:p>837.619995</text:p>
          </table:table-cell>
          <table:table-cell office:value-type="float" office:value="697.114525" calcext:value-type="float">
            <text:p>697.114525</text:p>
          </table:table-cell>
          <table:table-cell office:value-type="float" office:value="6.969024" calcext:value-type="float">
            <text:p>6.969024</text:p>
          </table:table-cell>
          <table:table-cell table:formula="of:=1.524731*[.A11]/100000" office:value-type="float" office:value="4.95537575" calcext:value-type="float">
            <text:p>4.9553757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56.415489" calcext:value-type="float">
            <text:p>56.415489</text:p>
          </table:table-cell>
          <table:table-cell office:value-type="float" office:value="861.907959" calcext:value-type="float">
            <text:p>861.907959</text:p>
          </table:table-cell>
          <table:table-cell office:value-type="float" office:value="774.636383" calcext:value-type="float">
            <text:p>774.636383</text:p>
          </table:table-cell>
          <table:table-cell office:value-type="float" office:value="7.436896" calcext:value-type="float">
            <text:p>7.436896</text:p>
          </table:table-cell>
          <table:table-cell table:formula="of:=1.524731*[.A12]/100000" office:value-type="float" office:value="5.3365585" calcext:value-type="float">
            <text:p>5.336558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6.462814" calcext:value-type="float">
            <text:p>56.462814</text:p>
          </table:table-cell>
          <table:table-cell office:value-type="float" office:value="893.420532" calcext:value-type="float">
            <text:p>893.420532</text:p>
          </table:table-cell>
          <table:table-cell office:value-type="float" office:value="953.239136" calcext:value-type="float">
            <text:p>953.239136</text:p>
          </table:table-cell>
          <table:table-cell office:value-type="float" office:value="8.031168" calcext:value-type="float">
            <text:p>8.031168</text:p>
          </table:table-cell>
          <table:table-cell table:formula="of:=1.524731*[.A13]/100000" office:value-type="float" office:value="5.71774125" calcext:value-type="float">
            <text:p>5.717741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6.712894" calcext:value-type="float">
            <text:p>56.712894</text:p>
          </table:table-cell>
          <table:table-cell office:value-type="float" office:value="900.102295" calcext:value-type="float">
            <text:p>900.102295</text:p>
          </table:table-cell>
          <table:table-cell office:value-type="float" office:value="1031.058655" calcext:value-type="float">
            <text:p>1031.058655</text:p>
          </table:table-cell>
          <table:table-cell office:value-type="float" office:value="8.521152" calcext:value-type="float">
            <text:p>8.521152</text:p>
          </table:table-cell>
          <table:table-cell table:formula="of:=1.524731*[.A14]/100000" office:value-type="float" office:value="6.098924" calcext:value-type="float">
            <text:p>6.098924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56.716064" calcext:value-type="float">
            <text:p>56.716064</text:p>
          </table:table-cell>
          <table:table-cell office:value-type="float" office:value="940.402039" calcext:value-type="float">
            <text:p>940.402039</text:p>
          </table:table-cell>
          <table:table-cell office:value-type="float" office:value="1112.392159" calcext:value-type="float">
            <text:p>1112.392159</text:p>
          </table:table-cell>
          <table:table-cell office:value-type="float" office:value="9.16016" calcext:value-type="float">
            <text:p>9.16016</text:p>
          </table:table-cell>
          <table:table-cell table:formula="of:=1.524731*[.A15]/100000" office:value-type="float" office:value="6.48010675" calcext:value-type="float">
            <text:p>6.480106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57.447231" calcext:value-type="float">
            <text:p>57.447231</text:p>
          </table:table-cell>
          <table:table-cell office:value-type="float" office:value="966.03894" calcext:value-type="float">
            <text:p>966.03894</text:p>
          </table:table-cell>
          <table:table-cell office:value-type="float" office:value="1100.235619" calcext:value-type="float">
            <text:p>1100.235619</text:p>
          </table:table-cell>
          <table:table-cell office:value-type="float" office:value="9.768608" calcext:value-type="float">
            <text:p>9.768608</text:p>
          </table:table-cell>
          <table:table-cell table:formula="of:=1.524731*[.A16]/100000" office:value-type="float" office:value="6.8612895" calcext:value-type="float">
            <text:p>6.8612895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58.132065" calcext:value-type="float">
            <text:p>58.132065</text:p>
          </table:table-cell>
          <table:table-cell office:value-type="float" office:value="985.871338" calcext:value-type="float">
            <text:p>985.871338</text:p>
          </table:table-cell>
          <table:table-cell office:value-type="float" office:value="1486.734436" calcext:value-type="float">
            <text:p>1486.734436</text:p>
          </table:table-cell>
          <table:table-cell office:value-type="float" office:value="10.29984" calcext:value-type="float">
            <text:p>10.29984</text:p>
          </table:table-cell>
          <table:table-cell table:formula="of:=1.524731*[.A17]/100000" office:value-type="float" office:value="7.24247225" calcext:value-type="float">
            <text:p>7.242472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8.904705" calcext:value-type="float">
            <text:p>58.904705</text:p>
          </table:table-cell>
          <table:table-cell office:value-type="float" office:value="1005.822693" calcext:value-type="float">
            <text:p>1005.822693</text:p>
          </table:table-cell>
          <table:table-cell office:value-type="float" office:value="1238.110016" calcext:value-type="float">
            <text:p>1238.110016</text:p>
          </table:table-cell>
          <table:table-cell office:value-type="float" office:value="10.895104" calcext:value-type="float">
            <text:p>10.895104</text:p>
          </table:table-cell>
          <table:table-cell table:formula="of:=1.524731*[.A18]/100000" office:value-type="float" office:value="7.623655" calcext:value-type="float">
            <text:p>7.623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4:41:27.268760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3:45:32.175435163</meta:creation-date>
    <dc:date>2017-11-24T14:52:22.681987237</dc:date>
    <meta:editing-duration>PT29M1S</meta:editing-duration>
    <meta:editing-cycles>4</meta:editing-cycles>
    <meta:generator>LibreOffice/5.1.6.2$Linux_X86_64 LibreOffice_project/10m0$Build-2</meta:generator>
    <meta:document-statistic meta:table-count="1" meta:cell-count="102" meta:object-count="0"/>
  </office:meta>
</office:document-meta>
</file>